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1261103323901</text:p>
          </table:table-cell>
          <table:table-cell office:value-type="string" calcext:value-type="string">
            <text:p>26N 53W 17CC:G-108671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8016" calcext:value-type="float">
            <text:p>38.2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61103323901</text:p>
          </table:table-cell>
          <table:table-cell office:value-type="string" calcext:value-type="string">
            <text:p>26N 53W 17CC:G-108671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5824" calcext:value-type="float">
            <text:p>38.2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61103323901</text:p>
          </table:table-cell>
          <table:table-cell office:value-type="string" calcext:value-type="string">
            <text:p>26N 53W 17CC:G-108671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524" calcext:value-type="float">
            <text:p>38.1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61103323901</text:p>
          </table:table-cell>
          <table:table-cell office:value-type="string" calcext:value-type="string">
            <text:p>26N 53W 17CC:G-108671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0104" calcext:value-type="float">
            <text:p>38.1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61103323901</text:p>
          </table:table-cell>
          <table:table-cell office:value-type="string" calcext:value-type="string">
            <text:p>26N 53W 17CC:G-108671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6576" calcext:value-type="float">
            <text:p>38.1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61103323901</text:p>
          </table:table-cell>
          <table:table-cell office:value-type="string" calcext:value-type="string">
            <text:p>26N 53W 17CC:G-108671</text:p>
          </table:table-cell>
          <table:table-cell office:value-type="string" calcext:value-type="string">
            <text:p>202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2296" calcext:value-type="float">
            <text:p>38.1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61103323901</text:p>
          </table:table-cell>
          <table:table-cell office:value-type="string" calcext:value-type="string">
            <text:p>26N 53W 17CC:G-108671</text:p>
          </table:table-cell>
          <table:table-cell office:value-type="string" calcext:value-type="string">
            <text:p>2019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5448" calcext:value-type="float">
            <text:p>38.2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61103323901</text:p>
          </table:table-cell>
          <table:table-cell office:value-type="string" calcext:value-type="string">
            <text:p>26N 53W 17CC:G-108671</text:p>
          </table:table-cell>
          <table:table-cell office:value-type="string" calcext:value-type="string">
            <text:p>2018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3736" calcext:value-type="float">
            <text:p>38.2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61103323901</text:p>
          </table:table-cell>
          <table:table-cell office:value-type="string" calcext:value-type="string">
            <text:p>26N 53W 17CC:G-108671</text:p>
          </table:table-cell>
          <table:table-cell office:value-type="string" calcext:value-type="string">
            <text:p>2017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0792" calcext:value-type="float">
            <text:p>38.3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61103323901</text:p>
          </table:table-cell>
          <table:table-cell office:value-type="string" calcext:value-type="string">
            <text:p>26N 53W 17CC:G-108671</text:p>
          </table:table-cell>
          <table:table-cell office:value-type="string" calcext:value-type="string">
            <text:p>2016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6136" calcext:value-type="float">
            <text:p>38.4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61103323901</text:p>
          </table:table-cell>
          <table:table-cell office:value-type="string" calcext:value-type="string">
            <text:p>26N 53W 17CC:G-108671</text:p>
          </table:table-cell>
          <table:table-cell office:value-type="string" calcext:value-type="string">
            <text:p>2015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1376" calcext:value-type="float">
            <text:p>38.4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61103323901</text:p>
          </table:table-cell>
          <table:table-cell office:value-type="string" calcext:value-type="string">
            <text:p>26N 53W 17CC:G-108671</text:p>
          </table:table-cell>
          <table:table-cell office:value-type="string" calcext:value-type="string">
            <text:p>2015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1" calcext:value-type="float">
            <text:p>38.4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61103323901</text:p>
          </table:table-cell>
          <table:table-cell office:value-type="string" calcext:value-type="string">
            <text:p>26N 53W 17CC:G-108671</text:p>
          </table:table-cell>
          <table:table-cell office:value-type="string" calcext:value-type="string">
            <text:p>2014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4696" calcext:value-type="float">
            <text:p>38.3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61103323901</text:p>
          </table:table-cell>
          <table:table-cell office:value-type="string" calcext:value-type="string">
            <text:p>26N 53W 17CC:G-108671</text:p>
          </table:table-cell>
          <table:table-cell office:value-type="string" calcext:value-type="string">
            <text:p>2013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8432" calcext:value-type="float">
            <text:p>38.5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61103323901</text:p>
          </table:table-cell>
          <table:table-cell office:value-type="string" calcext:value-type="string">
            <text:p>26N 53W 17CC:G-108671</text:p>
          </table:table-cell>
          <table:table-cell office:value-type="string" calcext:value-type="string">
            <text:p>201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8704" calcext:value-type="float">
            <text:p>38.3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61103323901</text:p>
          </table:table-cell>
          <table:table-cell office:value-type="string" calcext:value-type="string">
            <text:p>26N 53W 17CC:G-108671</text:p>
          </table:table-cell>
          <table:table-cell office:value-type="string" calcext:value-type="string">
            <text:p>2011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2608" calcext:value-type="float">
            <text:p>38.3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61103323901</text:p>
          </table:table-cell>
          <table:table-cell office:value-type="string" calcext:value-type="string">
            <text:p>26N 53W 17CC:G-108671</text:p>
          </table:table-cell>
          <table:table-cell office:value-type="string" calcext:value-type="string">
            <text:p>201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1752" calcext:value-type="float">
            <text:p>38.4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61103323901</text:p>
          </table:table-cell>
          <table:table-cell office:value-type="string" calcext:value-type="string">
            <text:p>26N 53W 17CC:G-108671</text:p>
          </table:table-cell>
          <table:table-cell office:value-type="string" calcext:value-type="string">
            <text:p>2009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528" calcext:value-type="float">
            <text:p>38.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61103323901</text:p>
          </table:table-cell>
          <table:table-cell office:value-type="string" calcext:value-type="string">
            <text:p>26N 53W 17CC:G-108671</text:p>
          </table:table-cell>
          <table:table-cell office:value-type="string" calcext:value-type="string">
            <text:p>2009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3464" calcext:value-type="float">
            <text:p>38.3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61103323901</text:p>
          </table:table-cell>
          <table:table-cell office:value-type="string" calcext:value-type="string">
            <text:p>26N 53W 17CC:G-108671</text:p>
          </table:table-cell>
          <table:table-cell office:value-type="string" calcext:value-type="string">
            <text:p>2008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2504" calcext:value-type="float">
            <text:p>38.3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61103323901</text:p>
          </table:table-cell>
          <table:table-cell office:value-type="string" calcext:value-type="string">
            <text:p>26N 53W 17CC:G-108671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6888" calcext:value-type="float">
            <text:p>38.3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61103323901</text:p>
          </table:table-cell>
          <table:table-cell office:value-type="string" calcext:value-type="string">
            <text:p>26N 53W 17CC:G-108671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0312" calcext:value-type="float">
            <text:p>38.3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61103323901</text:p>
          </table:table-cell>
          <table:table-cell office:value-type="string" calcext:value-type="string">
            <text:p>26N 53W 17CC:G-108671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9728" calcext:value-type="float">
            <text:p>38.2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61103323901</text:p>
          </table:table-cell>
          <table:table-cell office:value-type="string" calcext:value-type="string">
            <text:p>26N 53W 17CC:G-108671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3632" calcext:value-type="float">
            <text:p>38.2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61103323901</text:p>
          </table:table-cell>
          <table:table-cell office:value-type="string" calcext:value-type="string">
            <text:p>26N 53W 17CC:G-108671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4488" calcext:value-type="float">
            <text:p>38.1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61103323901</text:p>
          </table:table-cell>
          <table:table-cell office:value-type="string" calcext:value-type="string">
            <text:p>26N 53W 17CC:G-108671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7912" calcext:value-type="float">
            <text:p>38.1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61103323901</text:p>
          </table:table-cell>
          <table:table-cell office:value-type="string" calcext:value-type="string">
            <text:p>26N 53W 17CC:G-108671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4008" calcext:value-type="float">
            <text:p>38.1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" meta:object-count="0"/>
    <meta:user-defined meta:name="AppVersion">3.0</meta:user-defined>
  </office:meta>
</office:document-meta>
</file>